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97cm" table:align="center" style:writing-mode="lr-tb"/>
    </style:style>
    <style:style style:name="Tabela1.A" style:family="table-column">
      <style:table-column-properties style:column-width="8.812cm"/>
    </style:style>
    <style:style style:name="Tabela1.B" style:family="table-column">
      <style:table-column-properties style:column-width="3.154cm"/>
    </style:style>
    <style:style style:name="Tabela1.C" style:family="table-column">
      <style:table-column-properties style:column-width="1.923cm"/>
    </style:style>
    <style:style style:name="Tabela1.D" style:family="table-column">
      <style:table-column-properties style:column-width="2.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A18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fo:language="pt" fo:country="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>
      <style:paragraph-properties fo:margin-top="0cm" fo:margin-bottom="0cm" fo:line-height="100%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Caso de Uso</text:p>
          </table:table-cell>
          <table:table-cell table:style-name="Tabela1.A1" office:value-type="string">
            <text:p text:style-name="P1">Grupos</text:p>
          </table:table-cell>
          <table:table-cell table:style-name="Tabela1.A1" office:value-type="string">
            <text:p text:style-name="P1">Estado</text:p>
          </table:table-cell>
          <table:table-cell table:style-name="Tabela1.A1" office:value-type="string">
            <text:p text:style-name="P1">Docs</text:p>
          </table:table-cell>
        </table:table-row>
        <table:table-row table:style-name="Tabela1.1">
          <table:table-cell table:style-name="Tabela1.A1" office:value-type="string">
            <text:list xml:id="list37622793" text:style-name="WWNum1">
              <text:list-item>
                <text:p text:style-name="P4"><text:span text:style-name="T2">Definição de tipo de despesas</text:span><text:span text:style-name="T1"> – o utilizador deve ter possibilidade de definir tipos de despesas, ex., refeições, vestuário, transportes, lazer</text:span></text:p>
              </text:list-item>
            </text:list>
          </table:table-cell>
          <table:table-cell table:style-name="Tabela1.A1" office:value-type="string">
            <text:p text:style-name="P1"><text:span text:style-name="T1">Emanuelteixeira</text:span></text:p>
            <text:p text:style-name="P1"><text:span text:style-name="T1">André Oliveira</text:span></text:p>
          </table:table-cell>
          <table:table-cell table:style-name="Tabela1.A1" office:value-type="string">
            <text:p text:style-name="P1">Completo</text:p>
          </table:table-cell>
          <table:table-cell table:style-name="Tabela1.A1" office:value-type="string">
            <text:p text:style-name="P1">Yes</text:p>
          </table:table-cell>
        </table:table-row>
        <table:table-row table:style-name="Tabela1.1">
          <table:table-cell table:style-name="Tabela1.A1" office:value-type="string">
            <text:list xml:id="list37674285" text:continue-numbering="true" text:style-name="WWNum1">
              <text:list-item>
                <text:p text:style-name="P4"><text:span text:style-name="T2">Definição de meios de pagamento</text:span><text:span text:style-name="T1"> – o utilizador deve poder criar meios de pagamento dos vários tipos, ex., cartão visa XPTO nr. 12345678, cheques da conta 1234 do banco XYZ, etc.</text:span></text:p>
              </text:list-item>
            </text:list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list xml:id="list37656832" text:continue-numbering="true" text:style-name="WWNum1">
              <text:list-item>
                <text:p text:style-name="P4"><text:span text:style-name="T2">Listar meios de pagamento</text:span><text:span text:style-name="T1"> </text:span></text:p>
              </text:list-item>
            </text:list>
          </table:table-cell>
          <table:table-cell table:style-name="Tabela1.A1" office:value-type="string">
            <text:p text:style-name="P1"><text:span text:style-name="T1">EduardoNogueira<text:line-break/>RicardoMiguel</text:span></text:p>
          </table:table-cell>
          <table:table-cell table:style-name="Tabela1.A1" office:value-type="string">
            <text:p text:style-name="P1"><text:span text:style-name="T1">Completo</text:span></text:p>
          </table:table-cell>
          <table:table-cell table:style-name="Tabela1.A1" office:value-type="string">
            <text:p text:style-name="P1"><text:span text:style-name="T1">Yes</text:span></text:p>
          </table:table-cell>
        </table:table-row>
        <table:table-row table:style-name="Tabela1.1">
          <table:table-cell table:style-name="Tabela1.A1" office:value-type="string">
            <text:list xml:id="list37648753" text:continue-numbering="true" text:style-name="WWNum1">
              <text:list-item>
                <text:p text:style-name="P4"><text:span text:style-name="T1">Registar Despesa</text:span></text:p>
              </text:list-item>
            </text:list>
          </table:table-cell>
          <table:table-cell table:style-name="Tabela1.A1" office:value-type="string">
            <text:p text:style-name="P1"><text:span text:style-name="T1">Nuno Neves</text:span></text:p>
            <text:p text:style-name="P1"><text:span text:style-name="T1">Mafalda Landeiro</text:span></text:p>
            <text:p text:style-name="P2"/>
          </table:table-cell>
          <table:table-cell table:style-name="Tabela1.A1" office:value-type="string">
            <text:p text:style-name="P1"><text:span text:style-name="T1">Analise</text:span></text:p>
          </table:table-cell>
          <table:table-cell table:style-name="Tabela1.A1" office:value-type="string">
            <text:p text:style-name="P1"><text:span text:style-name="T1">Yes</text:span></text:p>
          </table:table-cell>
        </table:table-row>
        <table:table-row table:style-name="Tabela1.1">
          <table:table-cell table:style-name="Tabela1.A1" office:value-type="string">
            <text:list xml:id="list37657237" text:continue-numbering="true" text:style-name="WWNum1">
              <text:list-item>
                <text:p text:style-name="P4"><text:span text:style-name="T1">Visualizar gasto da semana <text:line-break/>(sempre visível)</text:span></text:p>
              </text:list-item>
            </text:list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list xml:id="list37664064" text:continue-numbering="true" text:style-name="WWNum1">
              <text:list-item>
                <text:p text:style-name="P4"><text:span text:style-name="T1">Visualizar gasto do mes<text:line-break/>(sempre visível)</text:span></text:p>
              </text:list-item>
            </text:list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list xml:id="list37673639" text:continue-numbering="true" text:style-name="WWNum1">
              <text:list-item>
                <text:p text:style-name="P4">Consulta gastos mensais</text:p>
              </text:list-item>
            </text:list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list xml:id="list37649197" text:continue-numbering="true" text:style-name="WWNum1">
              <text:list-item>
                <text:p text:style-name="P4"><text:span text:style-name="T2">Consulta de gastos mensais em formato gráfico</text:span><text:span text:style-name="T1"> – o utilizador pode consultar os gastos de um dado mês agrupado por tipo de despesas num gráfico de barras</text:span></text:p>
              </text:list-item>
            </text:list>
          </table:table-cell>
          <table:table-cell table:style-name="Tabela1.A1" office:value-type="string">
            <text:p text:style-name="P1"><text:span text:style-name="T1">Nuno Neves</text:span></text:p>
            <text:p text:style-name="P1"><text:span text:style-name="T1">Mafalda Landeiro</text:span>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list xml:id="list37672098" text:continue-numbering="true" text:style-name="WWNum1">
              <text:list-item>
                <text:p text:style-name="P4"><text:span text:style-name="T1">Definição tipo rendimento</text:span></text:p>
              </text:list-item>
            </text:list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list xml:id="list37654441" text:continue-numbering="true" text:style-name="WWNum1">
              <text:list-item>
                <text:p text:style-name="P4"><text:span text:style-name="T1">Registar Rendimento</text:span></text:p>
              </text:list-item>
            </text:list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</table:table-row>
        <table:table-row table:style-name="Tabela1.1">
          <table:table-cell table:style-name="Tabela1.A1" office:value-type="string">
            <text:list xml:id="list37674771" text:continue-numbering="true" text:style-name="WWNum1">
              <text:list-item>
                <text:p text:style-name="P4">Visualizar saldo<text:line-break/>(sempre visível)</text:p>
              </text:list-item>
            </text:list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list xml:id="list37661518" text:continue-numbering="true" text:style-name="WWNum1">
              <text:list-item>
                <text:p text:style-name="P4">Inicialização do Saldo</text:p>
              </text:list-item>
            </text:list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/>
            <text:p text:style-name="P1">Listagens de despesas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Criação/alteração classes modelo</text:p>
          </table:table-cell>
          <table:table-cell table:style-name="Tabela1.A1" office:value-type="string">
            <text:p text:style-name="P1">Nuno Neves</text:p>
            <text:p text:style-name="P1">Mafalda Landeiro</text:p>
            <text:p text:style-name="P1">(para alterar,falar com o grupo primeiro<text:bookmark text:name="_GoBack"/>)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Menu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1">Listar todos os tipos de despesa</text:p>
          </table:table-cell>
          <table:table-cell table:style-name="Tabela1.A1" office:value-type="string">
            <text:p text:style-name="P1">Emanuel Teixera</text:p>
            <text:p text:style-name="P1">André Oliveira</text:p>
          </table:table-cell>
          <table:table-cell table:style-name="Tabela1.A1" office:value-type="string">
            <text:p text:style-name="P1">Completo</text:p>
          </table:table-cell>
          <table:table-cell table:style-name="Tabela1.A1" office:value-type="string">
            <text:p text:style-name="P1">Yes</text:p>
          </table:table-cell>
        </table:table-row>
        <table:table-row table:style-name="Tabela1.1">
          <table:table-cell table:style-name="Tabela1.A18" office:value-type="string">
            <text:p text:style-name="P1">Encontrar tipo de despesa</text:p>
          </table:table-cell>
          <table:table-cell table:style-name="Tabela1.A18" office:value-type="string">
            <text:p text:style-name="P1">Emanuel Teixera</text:p>
            <text:p text:style-name="P1">André Oliveira</text:p>
          </table:table-cell>
          <table:table-cell table:style-name="Tabela1.A18" office:value-type="string">
            <text:p text:style-name="P1">Completo</text:p>
          </table:table-cell>
          <table:table-cell table:style-name="Tabela1.A18" office:value-type="string">
            <text:p text:style-name="P1">Yes</text:p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ext:soft-page-break/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  <table:table-row table:style-name="Tabela1.1"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  <table:table-cell table:style-name="Tabela1.A18" office:value-type="string">
            <text:p text:style-name="P1"/>
          </table:table-cell>
        </table:table-row>
      </table:table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FILIPE SANTOS NOGUEIRA</meta:initial-creator>
    <dc:creator>Emanuel Teixeira</dc:creator>
    <meta:editing-cycles>14</meta:editing-cycles>
    <meta:creation-date>2013-04-05T14:07:00</meta:creation-date>
    <dc:date>2013-05-03T17:51:47.23</dc:date>
    <meta:editing-duration>PT00H02M04S</meta:editing-duration>
    <meta:generator>OpenOffice.org/3.2$Win32 OpenOffice.org_project/320m18$Build-9502</meta:generator>
    <meta:document-statistic meta:table-count="1" meta:image-count="0" meta:object-count="0" meta:page-count="3" meta:paragraph-count="45" meta:word-count="188" meta:character-count="1177"/>
    <meta:template xlink:type="simple" xlink:actuate="onRequest" xlink:title="Normal" xlink:href=""/>
  </office:meta>
</office:document-meta>
</file>